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baseClientBuilder.namedParameters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tabaseClientBuilder.connectionFactory( Connectio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baseClientBuilder.apply( Consumer &lt; DatabaseClient . 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baseClientBuilder.bindMarkers( BindMarkersFactory bindMark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baseClientBuilder.executeFunction( ExecuteFunction execut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baseClientBuilder.DefaultDatabaseCli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DatabaseClientBuilder.bu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